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>
            <text:p>I förra iteration så jobbade jag med att göra fienderna lite mer utmanande,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 skjuter nu imot spelaren helt slumpat. Jag la till fler fiender och gav dom HP,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 rör sig nu också i sidleds och neråt när högra kanten träffas, som i space invaders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Jag skapade bossen för den första nivån och gav han vapen, han skjuter tr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vanliga monster projektiler samtidigt, samt en laser var ~4e sekund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en har lite strukturering av kod genomförts.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Gör så fienderna också skjuter och rör sig, bossen också om tid finns</text:p>
          </table:table-cell>
          <table:table-cell office:value-type="string">
            <text:p>Kl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fler fiender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den första boss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6 </text:p>
          </table:table-cell>
          <table:table-cell office:value-type="string">
            <text:p>Ge alla fiender HP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Ge de olika vapnen skada, se till att det hanteras korrekt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Skriv om koden för nivå, se till att det hanteras utanför game state</text:p>
          </table:table-cell>
          <table:table-cell office:value-type="string">
            <text:p>Kla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kapa iterationsplan 4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rukturera koden på ett bra sätt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3:.D24])" office:value-type="float" office:value="28.5">
            <text:p>28.5</text:p>
          </table:table-cell>
          <table:table-cell table:formula="of:=SUM([.E13:.E24])" office:value-type="float" office:value="28">
            <text:p>28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30.5">
            <text:p>30.5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poängräknare samt multiplier funktion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10</text:p>
          </table:table-cell>
          <table:table-cell office:value-type="string">
            <text:p>Skapa ui för spelarens hp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10</text:p>
          </table:table-cell>
          <table:table-cell office:value-type="string">
            <text:p>Esc för paus texten, svårighetsgrad och nivå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10</text:p>
          </table:table-cell>
          <table:table-cell office:value-type="string">
            <text:p>Funktion för att visa bossarnas HP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string">
            <text:p>Skapa bas funktionalitet för poänghantering.</text:p>
          </table:table-cell>
          <table:table-cell office:value-type="string">
            <text:p>Ej påbörja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Skapa fler vågor i en nivå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Skapa iterationsplan 5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Ej påbörjad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Fortsatt strukturering av kod.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4:.D45])" office:value-type="float" office:value="27.5">
            <text:p>27.5</text:p>
          </table:table-cell>
          <table:table-cell table:formula="of:=SUM([.E34:.E45]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28">
            <text:p>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5/04/2014</text:date>, <text:time>21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9S</meta:editing-duration>
    <meta:editing-cycles>3</meta:editing-cycles>
    <meta:generator>OpenOffice/4.0.1$Win32 OpenOffice.org_project/401m5$Build-9714</meta:generator>
    <dc:date>2014-05-04T21:35:44.59</dc: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